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fo:font-size="13pt" fo:font-style="normal" fo:font-weight="normal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2" style:family="paragraph" style:parent-style-name="Standard">
      <style:paragraph-properties fo:line-height="150%" fo:text-align="justify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font-name="Times New Roman" fo:font-size="13pt" fo:font-style="normal" fo:font-weight="normal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4" style:family="paragraph" style:parent-style-name="Standard" style:master-page-name="Standard">
      <style:paragraph-properties fo:line-height="150%" fo:text-align="start" style:justify-single-word="false" style:page-number="auto"/>
      <style:text-properties style:font-name="Times New Roman" fo:font-size="13pt" fo:font-style="italic" fo:font-weight="bold" style:font-size-asian="13pt" style:font-style-asian="italic" style:font-weight-asian="bold" style:font-name-complex="Times New Roman1" style:font-size-complex="13pt" style:font-style-complex="italic" style:font-weight-complex="bold"/>
    </style:style>
    <style:style style:name="T1" style:family="text">
      <style:text-properties style:font-name="Times New Roman" fo:font-size="14pt" style:font-size-asian="14pt" style:font-name-complex="Times New Roman1"/>
    </style:style>
    <style:style style:name="T2" style:family="text">
      <style:text-properties style:font-name="Times New Roman" fo:font-size="14pt" officeooo:rsid="001d1b74" style:font-size-asian="14pt" style:font-name-complex="Times New Roman1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font-name="Times New Roman" officeooo:rsid="001d1b74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Разработка технического задания на создание программ</text:p>
      <text:p text:style-name="P1">1. Основание для разработки.</text:p>
      <text:p text:style-name="P2"><text:span text:style-name="T3">1. Основанием для данной работы служит договор № </text:span><text:span text:style-name="T4">228</text:span><text:span text:style-name="T3"> от </text:span><text:span text:style-name="T4">20</text:span><text:span text:style-name="T3"> </text:span><text:span text:style-name="T4">января</text:span><text:span text:style-name="T3"> 200</text:span><text:span text:style-name="T4">2</text:span><text:span text:style-name="T3"> г.</text:span></text:p>
      <text:p text:style-name="P2"><text:span text:style-name="T3">2. Наименование работы: «</text:span><text:span text:style-name="T4">Клининг служба</text:span><text:span text:style-name="T3">».</text:span></text:p>
      <text:p text:style-name="P2"><text:span text:style-name="T3">3. Исполнители: </text:span><text:span text:style-name="T4">Кузнецов Никита</text:span></text:p>
      <text:p text:style-name="P1">2. Назначение разработки</text:p>
      <text:p text:style-name="P2"><text:span text:style-name="T3">Создание программы автоматизации </text:span><text:span text:style-name="T4">клининг службы.</text:span></text:p>
      <text:p text:style-name="P1">3. Технические требования</text:p>
      <text:p text:style-name="P1">Требования к функциональным характеристикам.</text:p>
      <text:p text:style-name="P3">1) Состав выполняемых функций. Разрабатываемое ПО должно обеспечивать автоматизированную подачу материала, сварку нужных деталей и передачу кузовов далее по конвейру.</text:p>
      <text:p text:style-name="P3">2) Организация входных и выходных данных. Исходные данные в систему поступают в виде значений с датчиков, основной режим использования системы - ежедневная работа.</text:p>
      <text:p text:style-name="P1">Требования к надежности.</text:p>
      <text:p text:style-name="P1">Для обеспечения надежности необходимо проверять корректность получаемых данных с датчиков.</text:p>
      <text:p text:style-name="P1">Условия эксплуатации и требования к составу и параметрам технических средств.</text:p>
      <text:p text:style-name="P1">Для работы системы должен быть выделен ответственный оператор.</text:p>
      <text:p text:style-name="P1">Требования к информационной и программной совместимости.</text:p>
      <text:p text:style-name="P1">Программа должна работать на платформах Windows 98/ NT/2000. 4.5. Требования к транспортировке и хранению.</text:p>
      <text:p text:style-name="P1">Программа поставляется на лазерном носителе информации. Программная документация поставляется в электронном и печатном виде.</text:p>
      <text:p text:style-name="P1">Требования к программной документации.</text:p>
      <text:p text:style-name="P1"><text:soft-page-break/>Основными документами, регламентирующими разработку будущих программ, должны быть документы Единой Системы Программной Документации (ЕСПД); руководство пользователя, руководство администратора, описание применения.</text:p>
      <text:p text:style-name="P2"><text:span text:style-name="T3">Порядок контроля и приемки После передачи Исполнителем отдельного функционального модуля программы Заказчику, последний имеет право тестировать модуль в течение </text:span><text:bookmark text:name="_GoBack"/><text:span text:style-name="T3">7 дней. После тестирования Заказчик должен принять работу по данному этапу или в письменном виде изложить причину отказа от принятия. В случае обоснованного отказа Исполнитель обязуется доработать модуль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𝒰𝓁𝓉𝓇𝒶 𝒱𝒾𝑜𝓁𝑒𝓉</meta:initial-creator>
    <meta:editing-cycles>6</meta:editing-cycles>
    <meta:creation-date>2020-10-02T16:21:00</meta:creation-date>
    <dc:date>2020-11-06T10:49:49.328000000</dc:date>
    <meta:editing-duration>PT38M10S</meta:editing-duration>
    <meta:generator>LibreOffice/7.0.1.2$Windows_X86_64 LibreOffice_project/7cbcfc562f6eb6708b5ff7d7397325de9e764452</meta:generator>
    <meta:document-statistic meta:table-count="0" meta:image-count="0" meta:object-count="0" meta:page-count="2" meta:paragraph-count="21" meta:word-count="227" meta:character-count="1851" meta:non-whitespace-character-count="1645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